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.Sample( Class &lt; ? extends View &gt; viewClass , String text , String sub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aygroundActivity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ampleListAdapter.getView( int position , View convertView , ViewGroup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laygroundActivity.onItemClick( AdapterView &lt; ? &gt; parent , View view , int position , long 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laygroundActivity.onBackPress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xampleListAdapte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ListAdapter.getViewTyp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groundActivity.onOptionsItemSelected( Menu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ampleListAdapter.areAllItem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ListAdapter.unregisterDataSetObserver( DataSet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ampleListAdapter.hasStabl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groundActivity.onCreateOptionsMenu( Menu men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ampleListAdapt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ListAdapter.getItemViewType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ListAdapter.registerDataSetObserver( DataSet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laygroundActivity.onCreate( Bundle savedInstanc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ampleListAdapter.isEnabled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ListAdapter.getItemId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groundActivity.on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groundActivity.onProgress( double prog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ampleListAdapter.getItem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